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f3452e" officeooo:paragraph-rsid="00e4092d"/>
    </style:style>
    <style:style style:name="P2" style:family="paragraph" style:parent-style-name="Heading_20_1">
      <style:paragraph-properties fo:text-align="justify" style:justify-single-word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  <style:text-properties fo:font-weight="normal" officeooo:rsid="00c52369" officeooo:paragraph-rsid="00c52369" style:font-weight-asian="normal" style:font-weight-complex="normal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normal" officeooo:rsid="00d48d81" officeooo:paragraph-rsid="00d48d81" style:font-weight-asian="normal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weight="normal" officeooo:rsid="00f1dbae" officeooo:paragraph-rsid="00f1dbae" style:font-weight-asian="normal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fo:font-weight="normal" officeooo:rsid="00c6f136" officeooo:paragraph-rsid="00cdf356" style:font-weight-asian="normal" style:font-weight-complex="normal"/>
    </style:style>
    <style:style style:name="P8" style:family="paragraph" style:parent-style-name="Text_20_body" style:list-style-name="L1">
      <style:paragraph-properties fo:text-align="justify" style:justify-single-word="false"/>
      <style:text-properties fo:font-weight="normal" officeooo:rsid="00cf8221" officeooo:paragraph-rsid="00cf8221" style:font-weight-asian="normal" style:font-weight-complex="normal"/>
    </style:style>
    <style:style style:name="P9" style:family="paragraph" style:parent-style-name="Text_20_body" style:list-style-name="L2">
      <style:paragraph-properties fo:text-align="justify" style:justify-single-word="false"/>
      <style:text-properties fo:font-weight="normal" officeooo:rsid="00dd5d8b" officeooo:paragraph-rsid="00dd5d8b" style:font-weight-asian="normal" style:font-weight-complex="normal"/>
    </style:style>
    <style:style style:name="P10" style:family="paragraph" style:parent-style-name="Text_20_body" style:list-style-name="L2">
      <style:paragraph-properties fo:text-align="justify" style:justify-single-word="false"/>
      <style:text-properties fo:font-weight="normal" officeooo:rsid="00e1862a" officeooo:paragraph-rsid="00fbb1f2" style:font-weight-asian="normal" style:font-weight-complex="normal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rsid="00d82f13" officeooo:paragraph-rsid="00d82f13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rsid="00d5dcf4" officeooo:paragraph-rsid="00d5dcf4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dccda3" officeooo:paragraph-rsid="00dccda3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e4092d" officeooo:paragraph-rsid="00f3452e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e4c39a" officeooo:paragraph-rsid="00f3452e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0dd5d8b" officeooo:paragraph-rsid="00f7eae2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0dd5d8b" officeooo:paragraph-rsid="00fbb1f2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0f8b1ba" officeooo:paragraph-rsid="00f8b1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52369" style:font-weight-asian="normal" style:font-weight-complex="normal"/>
    </style:style>
    <style:style style:name="T3" style:family="text">
      <style:text-properties fo:font-weight="normal" officeooo:rsid="00dd5d8b" style:font-weight-asian="normal" style:font-weight-complex="normal"/>
    </style:style>
    <style:style style:name="T4" style:family="text">
      <style:text-properties fo:font-weight="normal" officeooo:rsid="00ded445" style:font-weight-asian="normal" style:font-weight-complex="normal"/>
    </style:style>
    <style:style style:name="T5" style:family="text">
      <style:text-properties fo:font-weight="normal" officeooo:rsid="00df6154" style:font-weight-asian="normal" style:font-weight-complex="normal"/>
    </style:style>
    <style:style style:name="T6" style:family="text">
      <style:text-properties fo:font-weight="normal" officeooo:rsid="00df61c0" style:font-weight-asian="normal" style:font-weight-complex="normal"/>
    </style:style>
    <style:style style:name="T7" style:family="text">
      <style:text-properties fo:font-weight="normal" officeooo:rsid="00dfed27" style:font-weight-asian="normal" style:font-weight-complex="normal"/>
    </style:style>
    <style:style style:name="T8" style:family="text">
      <style:text-properties fo:font-weight="normal" officeooo:rsid="00e08f9b" style:font-weight-asian="normal" style:font-weight-complex="normal"/>
    </style:style>
    <style:style style:name="T9" style:family="text">
      <style:text-properties fo:font-weight="normal" officeooo:rsid="00e1862a" style:font-weight-asian="normal" style:font-weight-complex="normal"/>
    </style:style>
    <style:style style:name="T10" style:family="text">
      <style:text-properties fo:font-weight="normal" officeooo:rsid="00e6444e" style:font-weight-asian="normal" style:font-weight-complex="normal"/>
    </style:style>
    <style:style style:name="T11" style:family="text">
      <style:text-properties fo:font-weight="normal" officeooo:rsid="00ebe488" style:font-weight-asian="normal" style:font-weight-complex="normal"/>
    </style:style>
    <style:style style:name="T12" style:family="text">
      <style:text-properties fo:font-weight="normal" officeooo:rsid="00ed9153" style:font-weight-asian="normal" style:font-weight-complex="normal"/>
    </style:style>
    <style:style style:name="T13" style:family="text">
      <style:text-properties fo:font-weight="normal" officeooo:rsid="00eeb722" style:font-weight-asian="normal" style:font-weight-complex="normal"/>
    </style:style>
    <style:style style:name="T14" style:family="text">
      <style:text-properties fo:font-weight="normal" officeooo:rsid="00ef281c" style:font-weight-asian="normal" style:font-weight-complex="normal"/>
    </style:style>
    <style:style style:name="T15" style:family="text">
      <style:text-properties fo:font-weight="normal" officeooo:rsid="00f3df54" style:font-weight-asian="normal" style:font-weight-complex="normal"/>
    </style:style>
    <style:style style:name="T16" style:family="text">
      <style:text-properties fo:font-weight="normal" officeooo:rsid="00fa5e7f" style:font-weight-asian="normal" style:font-weight-complex="normal"/>
    </style:style>
    <style:style style:name="T17" style:family="text">
      <style:text-properties fo:font-weight="normal" officeooo:rsid="00fd94ca" style:font-weight-asian="normal" style:font-weight-complex="normal"/>
    </style:style>
    <style:style style:name="T18" style:family="text">
      <style:text-properties fo:font-weight="normal" officeooo:rsid="010397ed" style:font-weight-asian="normal" style:font-weight-complex="normal"/>
    </style:style>
    <style:style style:name="T19" style:family="text">
      <style:text-properties fo:font-weight="normal" officeooo:rsid="010648d5" style:font-weight-asian="normal" style:font-weight-complex="normal"/>
    </style:style>
    <style:style style:name="T20" style:family="text">
      <style:text-properties officeooo:rsid="00ca7a95"/>
    </style:style>
    <style:style style:name="T21" style:family="text">
      <style:text-properties officeooo:rsid="00d0ec48"/>
    </style:style>
    <style:style style:name="T22" style:family="text">
      <style:text-properties officeooo:rsid="00d11eab"/>
    </style:style>
    <style:style style:name="T23" style:family="text">
      <style:text-properties officeooo:rsid="00d5bd98"/>
    </style:style>
    <style:style style:name="T24" style:family="text">
      <style:text-properties officeooo:rsid="00d88236"/>
    </style:style>
    <style:style style:name="T25" style:family="text">
      <style:text-properties officeooo:rsid="00dbdaa3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Strong_20_Emphasis">Backpressure</text:span></text:h>
      <text:list text:style-name="L1">
        <text:list-item>
          <text:p text:style-name="P4">Backpressure é um conceito de software geral que pode ser definido como resistência ou força opondo o fluxo de dados desejável pelo software</text:p>
          <text:list>
            <text:list-item>
              <text:p text:style-name="P4">É similar a gargalo (hardware), alguma coisa está limitando o fluxo de dados por falta de desempenho</text:p>
            </text:list-item>
            <text:list-item>
              <text:p text:style-name="P5">Um exemplo prático seria em microsservices quando um serviço faz 100 requests por segundo a um outro serviço que só consegue processar 50 requests por segundo, nesse caso, <text:span text:style-name="T23">a cada segundo</text:span> 50 requests ficariam como backpressure, aguardando para ser processadas</text:p>
            </text:list-item>
            <text:list-item>
              <text:p text:style-name="P6">Outro exemplo seria em messageria quando um producer produz dados mais rapidamente que o consumer pode consumir</text:p>
            </text:list-item>
          </text:list>
        </text:list-item>
        <text:list-item>
          <text:p text:style-name="P7">Ocorre quando o processo de tornar um input em um output acaba sendo limitado de alguma forma. </text:p>
          <text:list>
            <text:list-item>
              <text:p text:style-name="P7">Na maioria das vezes é velocidade de computação (chegam mais dados que o computador consegue processar <text:span text:style-name="T20">para gerar outputs</text:span>)</text:p>
            </text:list-item>
            <text:list-item>
              <text:p text:style-name="P8">Também é comum que ocorra quando o processamento dos dados depende d<text:span text:style-name="T21">e um</text:span><text:span text:style-name="T22">a ação do usuário (Ex: request que precisa de aprovação para ser concluída)</text:span></text:p>
            </text:list-item>
          </text:list>
        </text:list-item>
      </text:list>
      <text:h text:style-name="P3" text:outline-level="2">Backpressure control</text:h>
      <text:list text:style-name="L2">
        <text:list-item>
          <text:p text:style-name="P11">A ideia é controlar o backpressure de alguma forma usando uma estratégia <text:span text:style-name="T24">para </text:span><text:span text:style-name="T25">diminuir o backpressure ou a sobrecarga causada por ele</text:span></text:p>
          <text:list>
            <text:list-item>
              <text:p text:style-name="P12">As vezes o controle de b<text:span text:style-name="T2">ackpressure </text:span><text:span text:style-name="T1">só é chamado de b</text:span><text:span text:style-name="T2">ackpressure </text:span><text:span text:style-name="T1">(ex: Esse serviço já tem b</text:span><text:span text:style-name="T2">ackpressure </text:span><text:span text:style-name="T1">implementado)</text:span></text:p>
            </text:list-item>
          </text:list>
        </text:list-item>
        <text:list-item>
          <text:p text:style-name="P13"><text:span text:style-name="T1">Não existe bala de prata nesse caso, cada uma das estratégias vai servir um caso específico. </text:span><text:span text:style-name="T3">As estratégias são:</text:span></text:p>
        </text:list-item>
        <text:list-item>
          <text:p text:style-name="P9"><text:span text:style-name="T26">Control</text:span>: O consumer (quem processa os inputs) faz com que o producer (quem envia) diminua a frequência ou pare de mandar inputs até que a backpressure seja aliviada. </text:p>
          <text:list>
            <text:list-item>
              <text:p text:style-name="P14"><text:span text:style-name="T26">Pull: </text:span><text:span text:style-name="T1">Em vez do sistema receber dados de um producer, ele vai até o producer e lê os dados (ex: SQS), </text:span><text:span text:style-name="T10">nesse caso o consumer faz control não lendo os dados quando estiver com sobrecarga</text:span></text:p>
            </text:list-item>
            <text:list-item>
              <text:p text:style-name="P15"><text:span text:style-name="T26">Push: </text:span><text:span text:style-name="T1">O producer envia os dados ao </text:span><text:span text:style-name="T11">consumer diretamente, se for </text:span><text:span text:style-name="T14">possível</text:span><text:span text:style-name="T11"> fazer control é necessário notificar o produce</text:span><text:span text:style-name="T12">r </text:span><text:span text:style-name="T13">para parar de enviar dados</text:span></text:p>
            </text:list-item>
          </text:list>
        </text:list-item>
        <text:list-item>
          <text:p text:style-name="P16"><text:span text:style-name="T26">Buffer</text:span><text:span text:style-name="T1">: </text:span><text:span text:style-name="T4">Armazenar a quanti</text:span><text:span text:style-name="T5">d</text:span><text:span text:style-name="T4">ade excedente de inputs temporariamente.</text:span><text:span text:style-name="T6"> </text:span><text:span text:style-name="T18">D</text:span><text:span text:style-name="T7">eve-se ter cuidado com o tamanho do buffer pois ele pode ocupar </text:span><text:span text:style-name="T19">toda a</text:span><text:span text:style-name="T7"> memória, </text:span><text:span text:style-name="T8">causando interrupção</text:span></text:p>
          <text:list>
            <text:list-item>
              <text:p text:style-name="P18"><text:soft-page-break/><text:span text:style-name="T8">O </text:span><text:span text:style-name="T1">buffer não precisa ser memória, </text:span><text:span text:style-name="T16">pode ser qualquer coisa usada para armazenar dados como um arquivo, db ou mais comumente uma fila</text:span></text:p>
            </text:list-item>
          </text:list>
        </text:list-item>
        <text:list-item>
          <text:p text:style-name="P17"><text:span text:style-name="T26">Drop</text:span><text:span text:style-name="T1">: </text:span><text:span text:style-name="T9">Verificar </text:span><text:span text:style-name="T17">(sampling)</text:span><text:span text:style-name="T9"> uma quantidade x de inputs e dropar </text:span><text:span text:style-name="T15">os outros</text:span><text:span text:style-name="T9">, é um pouco raro, pois raramente faz sentido dropar os inputs.</text:span></text:p>
          <text:list>
            <text:list-item>
              <text:p text:style-name="P10">Normalmente o que ocorre é uma verificação rápida + buffering em vez de drop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22:01:41.933000000</meta:creation-date>
    <meta:editing-duration>PT39M4S</meta:editing-duration>
    <meta:editing-cycles>67</meta:editing-cycles>
    <meta:generator>LibreOffice/7.5.1.2$Windows_X86_64 LibreOffice_project/fcbaee479e84c6cd81291587d2ee68cba099e129</meta:generator>
    <dc:title>default</dc:title>
    <dc:date>2024-10-22T22:33:27.914000000</dc:date>
    <meta:document-statistic meta:table-count="0" meta:image-count="0" meta:object-count="0" meta:page-count="2" meta:paragraph-count="19" meta:word-count="409" meta:character-count="2391" meta:non-whitespace-character-count="2016"/>
    <meta:template xlink:type="simple" xlink:actuate="onRequest" xlink:title="default" xlink:href="../../AppData/Roaming/LibreOffice/4/user/template/default.ott" meta:date="2024-09-22T22:01:41.743000000"/>
  </office:meta>
</office:document-meta>
</file>